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2">
      <style:text-properties style:font-name="Baskerville Old Face"/>
    </style:style>
    <style:style style:name="P78" style:family="paragraph" style:parent-style-name="Heading_20_2">
      <style:text-properties style:font-name="Baskerville Old Face" fo:font-size="12pt" style:font-size-asian="12pt" style:font-size-complex="12pt"/>
    </style:style>
    <style:style style:name="P79" style:family="paragraph" style:parent-style-name="Heading_20_2">
      <style:text-properties style:font-name="Baskerville Old Face" fo:font-size="14pt" style:font-size-asian="14pt" style:font-size-complex="14pt"/>
    </style:style>
    <style:style style:name="P8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83" style:family="paragraph" style:parent-style-name="Heading_20_1">
      <style:text-properties style:font-name="Baskerville Old Face" fo:font-size="14pt" style:font-size-asian="14pt" style:font-size-complex="14pt"/>
    </style:style>
    <style:style style:name="P8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5" style:family="paragraph" style:parent-style-name="Heading_20_1">
      <style:paragraph-properties fo:break-before="page"/>
      <style:text-properties style:font-name="Baskerville Old Face" fo:font-size="18pt" style:font-size-asian="18pt" style:font-size-complex="18pt"/>
    </style:style>
    <style:style style:name="P86" style:family="paragraph" style:parent-style-name="Heading_20_1">
      <style:paragraph-properties fo:break-before="page"/>
      <style:text-properties style:font-name="Baskerville Old Face" fo:font-size="14pt" style:font-size-asian="14pt" style:font-size-complex="14pt"/>
    </style:style>
    <style:style style:name="P87"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5" text:outline-level="1">Introduction</text:h>
      <text:p text:style-name="P17"><text:tab/></text:p>
      <text:h text:style-name="P82"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h text:style-name="P77" text:outline-level="2">Using IDE to develop R scripts</text:h>
      <text:p text:style-name="Text_20_body"><text:span text:style-name="T14"><text:tab/>R studio</text:span> or other tools to develop application,</text:p>
      <text:h text:style-name="P77" text:outline-level="2">Writing functions</text:h>
      <text:p text:style-name="P23"><text:tab/>Simple example </text:p>
      <text:h text:style-name="P77"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83" text:outline-level="1"><text:soft-page-break/>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text:soft-page-break/>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oft-page-break/><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83"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78" text:outline-level="2">If statements</text:h>
      <text:p text:style-name="P29"><text:tab/>Let's use simple vector which contains only numbers, check if <text:s/>numbers is equal to specific value assign iFound as True.</text:p>
      <text:p text:style-name="P25"><text:soft-page-break/><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cat(“Ex. 1”)</text:p>
      <text:p text:style-name="P25">cat(“if(demDat[indx,1] ==1 ) {demDat[indx,1]&lt;-'M'}”)</text:p>
      <text:p text:style-name="P25"/>
      <text:p text:style-name="P25">cat(“\nEx.2”)</text:p>
      <text:p text:style-name="P33">cat(“if(demDat[indx,2] &lt;=25 )demDat[indx,2]&lt;-'Y' “)</text:p>
      <text:p text:style-name="P33"/>
      <text:p text:style-name="P33">cat(“\nEx.3”)</text:p>
      <text:p text:style-name="P33"><text:soft-page-break/>cat(“ if(demDat[indx,2] &gt; 50 ) {demDat[indx,2]&lt;-'O'} “)</text:p>
      <text:p text:style-name="P33"/>
      <text:p text:style-name="P33">cat(“\nEx.4”)</text:p>
      <text:p text:style-name="P33">cat(“if(demDat[indx,2] &gt; 25 &amp; demDat[indx,2] &lt;=50 )demDat[indx,2]&lt;-'M' “)</text:p>
      <text:p text:style-name="P33"/>
      <text:p text:style-name="P25">@</text:p>
      <text:h text:style-name="P78"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78"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text:soft-page-break/>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6"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78"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79"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6"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0"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0"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1"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0"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83"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84"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
      <text:p text:style-name="P22"><text:soft-page-break/><text:tab/></text:p>
      <text:p text:style-name="P22">@</text:p>
      <text:p text:style-name="P22">Box plots</text:p>
      <text:p text:style-name="P22"/>
      <text:h text:style-name="P84" text:outline-level="1">Simple Table Outputs</text:h>
      <text:h text:style-name="P84"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4T21:08:49.02</dc:date>
    <meta:editing-duration>P3DT2H45M37S</meta:editing-duration>
    <meta:editing-cycles>365</meta:editing-cycles>
    <meta:generator>OpenOffice/4.1.3$Win32 OpenOffice.org_project/413m1$Build-9783</meta:generator>
    <meta:document-statistic meta:table-count="1" meta:image-count="1" meta:object-count="0" meta:page-count="21" meta:paragraph-count="418" meta:word-count="3199" meta:character-count="23508"/>
  </office:meta>
</office:document-meta>
</file>